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S Shell Dlg 2" svg:font-family="'MS Shell Dlg 2'"/>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3583in" table:align="left"/>
    </style:style>
    <style:style style:name="Table1.A" style:family="table-column">
      <style:table-column-properties style:column-width="1.3583in"/>
    </style:style>
    <style:style style:name="Table1.A1" style:family="table-cell">
      <style:table-cell-properties style:vertical-align="middle" fo:background-color="#ffffff" fo:padding="0.0208in" fo:border="0.0139in solid #808080">
        <style:background-image/>
      </style:table-cell-properties>
    </style:style>
    <style:style style:name="Table2" style:family="table">
      <style:table-properties style:width="1.3583in" table:align="left"/>
    </style:style>
    <style:style style:name="Table2.A" style:family="table-column">
      <style:table-column-properties style:column-width="1.3583in"/>
    </style:style>
    <style:style style:name="Table2.A1" style:family="table-cell">
      <style:table-cell-properties style:vertical-align="middle" fo:background-color="#ffffff" fo:padding="0.0208in" fo:border="0.0139in solid #808080">
        <style:background-image/>
      </style:table-cell-properties>
    </style:style>
    <style:style style:name="Table3" style:family="table">
      <style:table-properties style:width="0.9799in" table:align="left"/>
    </style:style>
    <style:style style:name="Table3.A" style:family="table-column">
      <style:table-column-properties style:column-width="0.9799in"/>
    </style:style>
    <style:style style:name="Table3.A1" style:family="table-cell">
      <style:table-cell-properties style:vertical-align="middle" fo:background-color="#ffffff" fo:padding="0.0208in" fo:border="0.0139in solid #808080">
        <style:background-image/>
      </style:table-cell-properties>
    </style:style>
    <style:style style:name="Table4" style:family="table">
      <style:table-properties style:width="0.9451in" table:align="left"/>
    </style:style>
    <style:style style:name="Table4.A" style:family="table-column">
      <style:table-column-properties style:column-width="0.9451in"/>
    </style:style>
    <style:style style:name="Table4.A1" style:family="table-cell">
      <style:table-cell-properties style:vertical-align="middle" fo:background-color="#ffffff" fo:padding="0.0208in" fo:border="0.0139in solid #808080">
        <style:background-image/>
      </style:table-cell-properties>
    </style:style>
    <style:style style:name="Table5" style:family="table">
      <style:table-properties style:width="0.3347in" table:align="left"/>
    </style:style>
    <style:style style:name="Table5.A" style:family="table-column">
      <style:table-column-properties style:column-width="0.3347in"/>
    </style:style>
    <style:style style:name="Table5.A1" style:family="table-cell">
      <style:table-cell-properties style:vertical-align="middle" fo:background-color="#ffffff" fo:padding="0.0208in" fo:border="0.0139in solid #808080">
        <style:background-image/>
      </style:table-cell-properties>
    </style:style>
    <style:style style:name="Table6" style:family="table">
      <style:table-properties style:width="0.8944in" table:align="left"/>
    </style:style>
    <style:style style:name="Table6.A" style:family="table-column">
      <style:table-column-properties style:column-width="0.8944in"/>
    </style:style>
    <style:style style:name="Table6.A1" style:family="table-cell">
      <style:table-cell-properties style:vertical-align="middle" fo:background-color="#ffffff" fo:padding="0.0208in" fo:border="0.0139in solid #808080">
        <style:background-image/>
      </style:table-cell-properties>
    </style:style>
    <style:style style:name="Table7" style:family="table">
      <style:table-properties style:width="0.4618in" table:align="left"/>
    </style:style>
    <style:style style:name="Table7.A" style:family="table-column">
      <style:table-column-properties style:column-width="0.4618in"/>
    </style:style>
    <style:style style:name="Table7.A1" style:family="table-cell">
      <style:table-cell-properties style:vertical-align="middle" fo:background-color="#ffffff" fo:padding="0.0208in" fo:border="0.0139in solid #808080">
        <style:background-image/>
      </style:table-cell-properties>
    </style:style>
    <style:style style:name="Table8" style:family="table">
      <style:table-properties style:width="0.8799in" table:align="left"/>
    </style:style>
    <style:style style:name="Table8.A" style:family="table-column">
      <style:table-column-properties style:column-width="0.8799in"/>
    </style:style>
    <style:style style:name="Table8.A1" style:family="table-cell">
      <style:table-cell-properties style:vertical-align="middle" fo:background-color="#ffffff" fo:padding="0.0208in" fo:border="0.0139in solid #808080">
        <style:background-image/>
      </style:table-cell-properties>
    </style:style>
    <style:style style:name="Table9" style:family="table">
      <style:table-properties style:width="1.1444in" table:align="left"/>
    </style:style>
    <style:style style:name="Table9.A" style:family="table-column">
      <style:table-column-properties style:column-width="1.1444in"/>
    </style:style>
    <style:style style:name="Table9.A1" style:family="table-cell">
      <style:table-cell-properties style:vertical-align="middle" fo:background-color="#ffffff" fo:padding="0.0208in" fo:border="0.0139in solid #808080">
        <style:background-image/>
      </style:table-cell-properties>
    </style:style>
    <style:style style:name="Table10" style:family="table">
      <style:table-properties style:width="1.0979in" table:align="left"/>
    </style:style>
    <style:style style:name="Table10.A" style:family="table-column">
      <style:table-column-properties style:column-width="1.0979in"/>
    </style:style>
    <style:style style:name="Table10.A1" style:family="table-cell">
      <style:table-cell-properties style:vertical-align="middle" fo:background-color="#ffffff" fo:padding="0.0208in" fo:border="0.0139in solid #808080">
        <style:background-image/>
      </style:table-cell-properties>
    </style:style>
    <style:style style:name="Table11" style:family="table">
      <style:table-properties style:width="0.9326in" table:align="left"/>
    </style:style>
    <style:style style:name="Table11.A" style:family="table-column">
      <style:table-column-properties style:column-width="0.9326in"/>
    </style:style>
    <style:style style:name="Table11.A1" style:family="table-cell">
      <style:table-cell-properties style:vertical-align="middle" fo:background-color="#ffffff" fo:padding="0.0208in" fo:border="0.0139in solid #808080">
        <style:background-image/>
      </style:table-cell-properties>
    </style:style>
    <style:style style:name="Table12" style:family="table">
      <style:table-properties style:width="0.9333in" table:align="left"/>
    </style:style>
    <style:style style:name="Table12.A" style:family="table-column">
      <style:table-column-properties style:column-width="0.9333in"/>
    </style:style>
    <style:style style:name="Table12.A1" style:family="table-cell">
      <style:table-cell-properties style:vertical-align="middle" fo:background-color="#ffffff" fo:padding="0.0208in" fo:border="0.0139in solid #80808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text-properties fo:language="en" fo:country="US" fo:font-style="normal" fo:font-weight="bold" style:font-style-asian="normal" style:font-weight-asian="bold" style:font-style-complex="normal" style:font-weight-complex="bold"/>
    </style:style>
    <style:style style:name="P4" style:family="paragraph" style:parent-style-name="Standard">
      <style:text-properties fo:color="#669900" fo:language="en" fo:country="US"/>
    </style:style>
    <style:style style:name="P5" style:family="paragraph" style:parent-style-name="Standard">
      <style:text-properties fo:color="#669900" fo:language="en" fo:country="US" style:text-underline-style="solid" style:text-underline-width="auto" style:text-underline-color="font-color" fo:font-weight="bold" style:font-weight-asian="bold" style:font-weight-complex="bold"/>
    </style:style>
    <style:style style:name="P6" style:family="paragraph" style:parent-style-name="Standard">
      <style:text-properties fo:color="#669900" fo:language="en" fo:country="US" fo:font-weight="bold" style:font-weight-asian="bold" style:font-weight-complex="bold"/>
    </style:style>
    <style:style style:name="P7" style:family="paragraph" style:parent-style-name="Standard">
      <style:text-properties fo:color="#ff3333" fo:language="en" fo:country="US"/>
    </style:style>
    <style:style style:name="P8" style:family="paragraph" style:parent-style-name="Standard">
      <style:text-properties fo:color="#66cc00" fo:language="en" fo:country="US"/>
    </style:style>
    <style:style style:name="P9" style:family="paragraph" style:parent-style-name="Table_20_Contents">
      <style:paragraph-properties fo:text-align="end" style:justify-single-word="false"/>
      <style:text-properties fo:font-variant="normal" fo:text-transform="none" fo:color="#000000" style:font-name="MS Shell Dlg 2" fo:font-size="8pt" fo:font-style="normal" fo:font-weight="normal"/>
    </style:style>
    <style:style style:name="P10" style:family="paragraph" style:parent-style-name="Table_20_Contents">
      <style:paragraph-properties fo:text-align="start" style:justify-single-word="false"/>
      <style:text-properties fo:font-variant="normal" fo:text-transform="none" fo:color="#000000" style:font-name="MS Shell Dlg 2" fo:font-size="8pt" fo:font-style="normal" fo:font-weight="normal"/>
    </style:style>
    <style:style style:name="P11" style:family="paragraph" style:parent-style-name="Table_20_Contents">
      <style:paragraph-properties fo:text-align="start" style:justify-single-word="false"/>
      <style:text-properties fo:font-variant="normal" fo:text-transform="none" fo:color="#000000" style:font-name-complex="MS Shell Dlg 2" style:font-size-complex="8pt" style:font-style-complex="normal" style:font-weight-complex="normal"/>
    </style:style>
    <style:style style:name="T1"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re are a lot of sqlite database files in the backup directory. We will analyse every file.</text:p>
      <text:p text:style-name="P1"/>
      <text:p text:style-name="P5">Manifest.db:</text:p>
      <text:p text:style-name="P1">This sqlite file contains information about the files in the backup direcotry.</text:p>
      <text:p text:style-name="P1"/>
      <text:p text:style-name="P2">Tables are:</text:p>
      <text:p text:style-name="P1"><text:tab/>* Files</text:p>
      <text:p text:style-name="P1"><text:tab/>* Properties</text:p>
      <text:p text:style-name="P1"/>
      <text:p text:style-name="P2">Files Table:</text:p>
      <text:p text:style-name="P3"># fileID</text:p>
      <text:p text:style-name="P1">This field contains the file hash name. All files in the backup directory renamed with a hash string. The hash string is stored in this field.</text:p>
      <text:p text:style-name="P1"/>
      <text:p text:style-name="P3"># domain</text:p>
      <text:p text:style-name="P1">The system domain that the file is related to. There are a lot of domains like:</text:p>
      <text:p text:style-name="P1"><text:tab/>* CameraRollDomain:</text:p>
      <text:p text:style-name="P1"><text:tab/>* AppDomain-{App Name}</text:p>
      <text:p text:style-name="P1"/>
      <text:p text:style-name="P3"># relativePath</text:p>
      <text:p text:style-name="P1">The path in the system</text:p>
      <text:p text:style-name="P1"/>
      <text:p text:style-name="P3"># flags</text:p>
      <text:p text:style-name="P1">(1) means the file is in the backup direcotry. (2) means the file is not physical. It is in binary format and stored in the (file) column. All file that stored in the (file) column are (plist) files.</text:p>
      <text:p text:style-name="P1"/>
      <text:p text:style-name="P3"># file</text:p>
      <text:p text:style-name="P1">Binary formated plist file.</text:p>
      <text:p text:style-name="P1"/>
      <text:p text:style-name="P1"/>
      <text:p text:style-name="P6">Photos.sqlite:</text:p>
      <text:p text:style-name="P1">This database file is under CameraRollDomain.</text:p>
      <text:p text:style-name="P1"/>
      <text:p text:style-name="P2">ZGENERICASSET Table:</text:p>
      <text:p text:style-name="P1"># ZDIRECTORY</text:p>
      <text:p text:style-name="P1">For example (DCIM/104APPLE)</text:p>
      <text:p text:style-name="P1"/>
      <text:p text:style-name="P1"># ZFILENAME</text:p>
      <text:p text:style-name="P1">The file name. All photos and videos names started with (IMG_4524.PNG).</text:p>
      <text:p text:style-name="P1">The file extensions are:</text:p>
      <text:p text:style-name="P1"><text:tab/>* PNG</text:p>
      <text:p text:style-name="P1"><text:tab/>* MOV</text:p>
      <text:p text:style-name="P1"><text:tab/>* MP4</text:p>
      <text:p text:style-name="P1"><text:tab/>* JPG</text:p>
      <text:p text:style-name="P1"/>
      <text:p text:style-name="P2">Note:</text:p>
      <text:p text:style-name="P1">In Manifest.db, there are a lot of file names for photos and videos. But alsom there are a lot of unwanted pictures and videos. So, it is a good idea to select all photo and video names from these two fields then search for them in Manifest.db file to fetch them.</text:p>
      <text:p text:style-name="P1"/>
      <text:p text:style-name="P1"/>
      <text:p text:style-name="P1"/>
      <text:p text:style-name="P4"><text:soft-page-break/>Documents/BKLibrary/BKLibrary-1-091020131601.sqlite:</text:p>
      <text:p text:style-name="P1"/>
      <text:p text:style-name="P1">This database file contains all data about the iBooks files.</text:p>
      <text:p text:style-name="P1"/>
      <text:p text:style-name="P2">ZBKLIBRARYASSET Table:</text:p>
      <text:p text:style-name="P1"># ZTITLE:</text:p>
      <text:p text:style-name="P1">The book name.</text:p>
      <text:p text:style-name="P1"/>
      <text:p text:style-name="P1"># ZPATH:</text:p>
      <text:p text:style-name="P1">The file path in the system. You can find the file by doing a search in Manifest.db database file by selecting all data from Files table where relativePath column is equals to this column value.</text:p>
      <text:p text:style-name="P1"/>
      <text:p text:style-name="P1">Example:</text:p>
      <text:p text:style-name="P1">select * from files where relativePath = '<text:span text:style-name="T1">ZBKLIBRARYASSET</text:span>.ZPATH';</text:p>
      <text:p text:style-name="P1"/>
      <text:p text:style-name="P7">Note:</text:p>
      <text:p text:style-name="P7">AppDomainGroup-group.com.apple.FileProvider.LocalStorage (Domain)</text:p>
      <text:p text:style-name="P7">File Provider Storage/Downloads/ (relativePath)</text:p>
      <text:p text:style-name="P7"/>
      <text:p text:style-name="P7">These contain downloaded files.</text:p>
      <text:p text:style-name="P1"/>
      <text:p text:style-name="P4">Library/SMS/sms.db</text:p>
      <text:p text:style-name="P1">This database file contains all messages information.</text:p>
      <text:p text:style-name="P1"/>
      <text:p text:style-name="P1">There are two types of messages:</text:p>
      <text:p text:style-name="P1"><text:tab/>#Type: iMessage</text:p>
      <text:p text:style-name="P1"><text:tab/>#Type: SMS</text:p>
      <text:p text:style-name="P1"/>
      <text:p text:style-name="P1">Tables:</text:p>
      <text:p text:style-name="P1"><text:tab/>* chat</text:p>
      <text:p text:style-name="P1"><text:tab/>* </text:p>
      <text:p text:style-name="P1"/>
      <text:p text:style-name="P1">#chat Table:</text:p>
      <text:p text:style-name="P1">This table has information about the chat not the messages inside the chat.</text:p>
      <text:p text:style-name="P1"/>
      <text:p text:style-name="P1"><text:tab/>* ROWID</text:p>
      <text:p text:style-name="P1"><text:tab/>* guid</text:p>
      <text:p text:style-name="P1"><text:tab/>* chat_identifier (name or phone number)</text:p>
      <text:p text:style-name="P1"><text:tab/>* service_name (SMS or iMessage)</text:p>
      <text:p text:style-name="P1"><text:tab/>* account_login: there are two types:</text:p>
      <text:p text:style-name="P1"><text:tab/><text:tab/>1- P:+9665xxxxxxxx (for SMS)</text:p>
      <text:p text:style-name="P1"><text:tab/><text:tab/>2- E:example@email.com (for iMessage)</text:p>
      <text:p text:style-name="P1"><text:tab/>* last_read_message_timestamp:</text:p>
      <text:p text:style-name="P1"><text:tab/><text:tab/>-&gt; timestamp if the message has been opened, for example, (</text:p>
      <table:table table:name="Table1" table:style-name="Table1">
        <table:table-column table:style-name="Table1.A"/>
        <table:table-row>
          <table:table-cell table:style-name="Table1.A1" office:value-type="string">
            <text:p text:style-name="P9">620290564462643968</text:p>
          </table:table-cell>
        </table:table-row>
      </table:table>
      <text:p text:style-name="P1">)</text:p>
      <text:p text:style-name="P1"><text:tab/><text:tab/>-&gt; 0 if the message has not been opened</text:p>
      <text:p text:style-name="P1"/>
      <text:p text:style-name="P1">#deleted_messages</text:p>
      <text:p text:style-name="P1"><text:tab/>* ROWID</text:p>
      <text:p text:style-name="P1"><text:tab/>* guid (maybe this is assoiciated with the (messages) table.</text:p>
      <text:p text:style-name="P1"/>
      <text:p text:style-name="P1"><text:soft-page-break/>#message</text:p>
      <text:p text:style-name="P1"><text:tab/>* ROWID</text:p>
      <text:p text:style-name="P1"><text:tab/>* guid (if used with deleted_messages table) ??</text:p>
      <text:p text:style-name="P1"><text:tab/>* text (the message)</text:p>
      <text:p text:style-name="P1"><text:tab/>* handle_id (used with handle table) ??</text:p>
      <text:p text:style-name="P1"><text:tab/>* service (SMS or iMessage)</text:p>
      <text:p text:style-name="P1"><text:tab/>* account (p:+9665xxxxxxxx) always a phone number ??</text:p>
      <text:p text:style-name="P1"><text:tab/>* date (</text:p>
      <table:table table:name="Table2" table:style-name="Table2">
        <table:table-column table:style-name="Table2.A"/>
        <table:table-row>
          <table:table-cell table:style-name="Table2.A1" office:value-type="string">
            <text:p text:style-name="P9">583333713269709568</text:p>
          </table:table-cell>
        </table:table-row>
      </table:table>
      <text:p text:style-name="P1">) </text:p>
      <text:p text:style-name="P1"><text:tab/>* date_read ??</text:p>
      <text:p text:style-name="P1"><text:tab/>* date_delivered ??</text:p>
      <text:p text:style-name="P1"><text:tab/>* is_delivered ??</text:p>
      <text:p text:style-name="P1"><text:tab/>* is_finished ??</text:p>
      <text:p text:style-name="P1"><text:tab/>* is_from_me ??</text:p>
      <text:p text:style-name="P1"><text:tab/>* is_empty ??</text:p>
      <text:p text:style-name="P1"><text:tab/>* is_read (0 for no, 1 for yes)</text:p>
      <text:p text:style-name="P1"><text:tab/>* is_sent (bit)</text:p>
      <text:p text:style-name="P1"><text:tab/>* is_spam ??</text:p>
      <text:p text:style-name="P1"><text:tab/>* destination_caller_id (phone number) ??</text:p>
      <text:p text:style-name="P1"/>
      <text:p text:style-name="P1">#handle Table:</text:p>
      <text:p text:style-name="P1">This table contains inforamtion about the senders and receivers.</text:p>
      <text:p text:style-name="P1"/>
      <text:p text:style-name="P1"><text:tab/>* ROWID</text:p>
      <text:p text:style-name="P1"><text:tab/>* id (the actucal name or phone number of the sender or receiver)</text:p>
      <text:p text:style-name="P1"><text:tab/>* country ??</text:p>
      <text:p text:style-name="P1"><text:tab/>* service (SMS or iMessage)</text:p>
      <text:p text:style-name="P1"><text:tab/>* uncanonicalized_id (display name, sometimes no name displayed, id so then use the id instead )</text:p>
      <text:p text:style-name="P1"><text:tab/></text:p>
      <text:p text:style-name="P1"/>
      <text:p text:style-name="P1">#chat_handle_join</text:p>
      <text:p text:style-name="P1"><text:tab/>* chat_id</text:p>
      <text:p text:style-name="P1"><text:tab/>* handle_id</text:p>
      <text:p text:style-name="P1"/>
      <text:p text:style-name="P1">#chat_message_join</text:p>
      <text:p text:style-name="P1"><text:tab/>* chat_id</text:p>
      <text:p text:style-name="P1"><text:tab/>* message_id</text:p>
      <text:p text:style-name="P1"><text:tab/>* message_date</text:p>
      <text:p text:style-name="P1"/>
      <text:p text:style-name="P1">#TODO:</text:p>
      <text:p text:style-name="P1">Extract message attachments.<text:tab/></text:p>
      <text:p text:style-name="P1"/>
      <text:p text:style-name="P4">Library/Safari/Bookmarks.db:</text:p>
      <text:p text:style-name="P1">This database file contains information about the safari brwoser bookmarks.</text:p>
      <text:p text:style-name="P1"/>
      <text:p text:style-name="P1">#bookmarks</text:p>
      <text:p text:style-name="P1"><text:tab/>* id</text:p>
      <text:p text:style-name="P1"><text:tab/>* parent_id (parnt bookmark)</text:p>
      <text:p text:style-name="P1"><text:tab/>* title (name)</text:p>
      <text:p text:style-name="P1"><text:tab/>* url (null or empty or url)</text:p>
      <text:p text:style-name="P1"><text:soft-page-break/><text:tab/>* num_children (how many bookmarks under this bookmark)</text:p>
      <text:p text:style-name="P1"><text:tab/>* editable ??</text:p>
      <text:p text:style-name="P1"><text:tab/>* deletable</text:p>
      <text:p text:style-name="P1"><text:tab/>* hidden</text:p>
      <text:p text:style-name="P1"><text:tab/>* deleted (bit)</text:p>
      <text:p text:style-name="P1"/>
      <text:p text:style-name="P7">#TODO:</text:p>
      <text:p text:style-name="P7">Delete a bookmark from the iphone and do a backup then check if the bookmark deleted or not!</text:p>
      <text:p text:style-name="P1"/>
      <text:p text:style-name="P4">Library/Notes/notes.sqlite:</text:p>
      <text:p text:style-name="P1">This database file cotains all data about notes.</text:p>
      <text:p text:style-name="P1"/>
      <text:p text:style-name="P1">#ZACCOUNT Table ????</text:p>
      <text:p text:style-name="P1"/>
      <text:p text:style-name="P1"/>
      <text:p text:style-name="P7">TABLES ARE EMPTY!!!</text:p>
      <text:p text:style-name="P1"/>
      <text:p text:style-name="P8">Media/Recordings/Recordings.db:</text:p>
      <text:p text:style-name="P8"/>
      <text:p text:style-name="P1">This database file contains all information about the recordings.</text:p>
      <text:p text:style-name="P1">Note:</text:p>
      <text:p text:style-name="P1">There is another database file for the cloud recordings.</text:p>
      <text:p text:style-name="P1"/>
      <text:p text:style-name="P1">#ZRECORDING Table</text:p>
      <text:p text:style-name="P1"><text:tab/>* ZDATE</text:p>
      <text:p text:style-name="P1"><text:tab/>* ZDURATION</text:p>
      <text:p text:style-name="P1"><text:tab/>* ZCUSTOMLABEL</text:p>
      <text:p text:style-name="P1"><text:tab/>* ZPATH:</text:p>
      <text:p text:style-name="P1"><text:tab/>-&gt; This field contains the file path in the system. It looks like this,</text:p>
      <text:p text:style-name="P1">(/var/mobile/Media/Recordings/{file_name}.m4a).</text:p>
      <text:p text:style-name="P1">You can search Manifest.db-&gt;files table-&gt;relativePath with the value in ZPATH. BUT!!!</text:p>
      <text:p text:style-name="P1">You have to remove (/var/mobile/) and do a search with the rest of the string.</text:p>
      <text:p text:style-name="P1"/>
      <text:p text:style-name="P1"/>
      <text:p text:style-name="P1"/>
      <text:p text:style-name="P8">Library/AddressBook/AddressBook.sqlitedb:</text:p>
      <text:p text:style-name="P1">This dataabse file has information about the contacts.</text:p>
      <text:p text:style-name="P1"/>
      <text:p text:style-name="P1">#ABPerson</text:p>
      <text:p text:style-name="P1"><text:tab/>* ROWID</text:p>
      <text:p text:style-name="P1"><text:tab/>* First</text:p>
      <text:p text:style-name="P1"><text:tab/>* Middle</text:p>
      <text:p text:style-name="P1"><text:tab/>* Last</text:p>
      <text:p text:style-name="P1"><text:tab/>* Note</text:p>
      <text:p text:style-name="P1"><text:tab/>* Organization</text:p>
      <text:p text:style-name="P1"><text:tab/>* Department</text:p>
      <text:p text:style-name="P1"><text:tab/>* Birthday</text:p>
      <text:p text:style-name="P1"><text:tab/>* JobTitle</text:p>
      <text:p text:style-name="P1"><text:tab/>* Nickname</text:p>
      <text:p text:style-name="P1"><text:tab/>* Prefix</text:p>
      <text:p text:style-name="P1"><text:tab/>* Suffix</text:p>
      <text:p text:style-name="P1"><text:tab/>* CreationDate</text:p>
      <text:p text:style-name="P1"><text:soft-page-break/><text:tab/>* ModificationDate</text:p>
      <text:p text:style-name="P1"/>
      <text:p text:style-name="P1">#ABMultiValue</text:p>
      <text:p text:style-name="P1"><text:tab/>* UID</text:p>
      <text:p text:style-name="P1"><text:tab/>* record_id</text:p>
      <text:p text:style-name="P1"><text:tab/>* property (3 phone number - 4 email)</text:p>
      <text:p text:style-name="P1"><text:tab/>* value (number or email)</text:p>
      <text:p text:style-name="P1"/>
      <text:p text:style-name="P1">#ABMultiValueLabel</text:p>
      <text:p text:style-name="P1"><text:tab/>* value:</text:p>
      <text:p text:style-name="P1"><text:tab/></text:p>
      <table:table table:name="Table3" table:style-name="Table3">
        <table:table-column table:style-name="Table3.A"/>
        <table:table-row>
          <table:table-cell table:style-name="Table3.A1" office:value-type="string">
            <text:p text:style-name="P10">_$!&lt;Mobile&gt;!$_</text:p>
          </table:table-cell>
        </table:table-row>
      </table:table>
      <text:p text:style-name="P1"/>
      <table:table table:name="Table4" table:style-name="Table4">
        <table:table-column table:style-name="Table4.A"/>
        <table:table-row>
          <table:table-cell table:style-name="Table4.A1" office:value-type="string">
            <text:p text:style-name="P10">_$!&lt;Home&gt;!$_</text:p>
          </table:table-cell>
        </table:table-row>
      </table:table>
      <text:p text:style-name="P1"/>
      <table:table table:name="Table5" table:style-name="Table5">
        <table:table-column table:style-name="Table5.A"/>
        <table:table-row>
          <table:table-cell table:style-name="Table5.A1" office:value-type="string">
            <text:p text:style-name="P11">الجوال</text:p>
          </table:table-cell>
        </table:table-row>
      </table:table>
      <text:p text:style-name="P1"/>
      <table:table table:name="Table6" table:style-name="Table6">
        <table:table-column table:style-name="Table6.A"/>
        <table:table-row>
          <table:table-cell table:style-name="Table6.A1" office:value-type="string">
            <text:p text:style-name="P10">_$!&lt;Work&gt;!$_</text:p>
          </table:table-cell>
        </table:table-row>
      </table:table>
      <text:p text:style-name="P1"/>
      <table:table table:name="Table7" table:style-name="Table7">
        <table:table-column table:style-name="Table7.A"/>
        <table:table-row>
          <table:table-cell table:style-name="Table7.A1" office:value-type="string">
            <text:p text:style-name="P10">iPhone</text:p>
          </table:table-cell>
        </table:table-row>
      </table:table>
      <text:p text:style-name="P1"/>
      <table:table table:name="Table8" table:style-name="Table8">
        <table:table-column table:style-name="Table8.A"/>
        <table:table-row>
          <table:table-cell table:style-name="Table8.A1" office:value-type="string">
            <text:p text:style-name="P10">_$!&lt;Main&gt;!$_</text:p>
          </table:table-cell>
        </table:table-row>
      </table:table>
      <text:p text:style-name="P1"/>
      <table:table table:name="Table9" table:style-name="Table9">
        <table:table-column table:style-name="Table9.A"/>
        <table:table-row>
          <table:table-cell table:style-name="Table9.A1" office:value-type="string">
            <text:p text:style-name="P10">_$!&lt;HomeFAX&gt;!$_</text:p>
          </table:table-cell>
        </table:table-row>
      </table:table>
      <text:p text:style-name="P1"/>
      <table:table table:name="Table10" table:style-name="Table10">
        <table:table-column table:style-name="Table10.A"/>
        <table:table-row>
          <table:table-cell table:style-name="Table10.A1" office:value-type="string">
            <text:p text:style-name="P10">_$!&lt;WorkFAX&gt;!$_</text:p>
          </table:table-cell>
        </table:table-row>
      </table:table>
      <text:p text:style-name="P1"/>
      <table:table table:name="Table11" table:style-name="Table11">
        <table:table-column table:style-name="Table11.A"/>
        <table:table-row>
          <table:table-cell table:style-name="Table11.A1" office:value-type="string">
            <text:p text:style-name="P10">_$!&lt;Pager&gt;!$_</text:p>
          </table:table-cell>
        </table:table-row>
      </table:table>
      <text:p text:style-name="P1"/>
      <table:table table:name="Table12" table:style-name="Table12">
        <table:table-column table:style-name="Table12.A"/>
        <table:table-row>
          <table:table-cell table:style-name="Table12.A1" office:value-type="string">
            <text:p text:style-name="P10">_$!&lt;Other&gt;!$_</text:p>
          </table:table-cell>
        </table:table-row>
      </table:table>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S Shell Dlg 2" svg:font-family="'MS Shell Dlg 2'"/>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5H3M41S</meta:editing-duration>
    <meta:editing-cycles>41</meta:editing-cycles>
    <meta:generator>OpenOffice/4.1.7$Win32 OpenOffice.org_project/417m1$Build-9800</meta:generator>
    <dc:date>2020-10-06T18:43:45.24</dc:date>
    <dc:creator>d d</dc:creator>
    <meta:document-statistic meta:table-count="12" meta:image-count="0" meta:object-count="0" meta:page-count="5" meta:paragraph-count="174" meta:word-count="774" meta:character-count="4912"/>
    <meta:user-defined meta:name="Info 1"/>
    <meta:user-defined meta:name="Info 2"/>
    <meta:user-defined meta:name="Info 3"/>
    <meta:user-defined meta:name="Info 4"/>
  </office:meta>
</office:document-meta>
</file>